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</office:font-face-decls>
  <office:automatic-styles>
    <style:style style:name="P1" style:family="paragraph" style:parent-style-name="Header">
      <style:text-properties fo:color="#ff8000" loext:opacity="100%" style:font-name="Source Code Pro Black" fo:font-size="16pt" officeooo:rsid="00104ce0" officeooo:paragraph-rsid="00104ce0" style:font-size-asian="16pt" style:font-size-complex="16pt"/>
    </style:style>
    <style:style style:name="P2" style:family="paragraph" style:parent-style-name="Header">
      <style:text-properties fo:color="#000000" loext:opacity="100%" style:font-name="Source Code Pro Black" fo:font-size="10.5pt" officeooo:rsid="00104ce0" officeooo:paragraph-rsid="00104ce0" style:font-size-asian="10.5pt" style:font-size-complex="10.5pt"/>
    </style:style>
    <style:style style:name="P3" style:family="paragraph" style:parent-style-name="Heading_20_1">
      <style:text-properties officeooo:rsid="000fbcce" officeooo:paragraph-rsid="000dc3b8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</style:style>
    <style:style style:name="P8" style:family="paragraph" style:parent-style-name="Standard">
      <style:text-properties officeooo:rsid="000fbcce" officeooo:paragraph-rsid="000dc3b8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 style:list-style-name="L7">
      <style:text-properties officeooo:paragraph-rsid="000fbcce"/>
    </style:style>
    <style:style style:name="T1" style:family="text">
      <style:text-properties officeooo:rsid="000fbcc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nual Técnico de Instalación y Configuración de FacilLPDServer</text:h>
      <text:h text:style-name="Heading_20_2" text:outline-level="2">Requisitos Técnicos</text:h>
      <text:p text:style-name="Text_20_body">Antes de proceder con la instalación, asegúrese de cumplir con los siguientes requisitos:</text:p>
      <text:h text:style-name="Heading_20_3" text:outline-level="3">Requisitos de Hardware</text:h>
      <text:list text:style-name="L2">
        <text:list-item>
          <text:p text:style-name="P10"><text:span text:style-name="Strong_20_Emphasis">Procesador</text:span>: Intel/AMD de 64 bits, 1 GHz o superior.</text:p>
        </text:list-item>
        <text:list-item>
          <text:p text:style-name="P10"><text:span text:style-name="Strong_20_Emphasis">Memoria RAM</text:span>: Mínimo 2 GB (4 GB recomendado).</text:p>
        </text:list-item>
        <text:list-item>
          <text:p text:style-name="P10"><text:span text:style-name="Strong_20_Emphasis">Espacio en Disco</text:span>:</text:p>
          <text:list>
            <text:list-item>
              <text:p text:style-name="P10">Aplicación y archivos de configuración: <text:span text:style-name="T1">8</text:span>0 MB.</text:p>
            </text:list-item>
            <text:list-item>
              <text:p text:style-name="P9">Almacenamiento de spools y logs: Depende del volumen, mínimo 10 GB.</text:p>
            </text:list-item>
          </text:list>
        </text:list-item>
      </text:list>
      <text:h text:style-name="Heading_20_3" text:outline-level="3">Requisitos de Software</text:h>
      <text:list text:style-name="L3">
        <text:list-item>
          <text:p text:style-name="P12"><text:span text:style-name="Strong_20_Emphasis">Sistema Operativo</text:span>: Windows 10/11, Windows Server 2016 o superior.</text:p>
        </text:list-item>
        <text:list-item>
          <text:p text:style-name="P12"><text:span text:style-name="Strong_20_Emphasis">Dependencias</text:span>:</text:p>
          <text:list>
            <text:list-item>
              <text:p text:style-name="P11">Permisos de administrador para registrar y operar servicios.</text:p>
            </text:list-item>
          </text:list>
        </text:list-item>
      </text:list>
      <text:p text:style-name="Horizontal_20_Line"/>
      <text:h text:style-name="Heading_20_2" text:outline-level="2">Árbol de Trabajo</text:h>
      <text:p text:style-name="Text_20_body">Al instalar el sistema, se creará la siguiente estructura de directorios dentro del directorio de instalación:</text:p>
      <text:p text:style-name="Preformatted_20_Text"/>
      <text:p text:style-name="P4"><text:span text:style-name="Source_20_Text">&lt;instalacion Facil_Server&gt;</text:span></text:p>
      <text:p text:style-name="P6"><text:span text:style-name="Source_20_Text">├── Modelos</text:span></text:p>
      <text:p text:style-name="P6"><text:span text:style-name="Source_20_Text">│ <text:s text:c="2"/>├── Ambientes</text:span></text:p>
      <text:p text:style-name="P6"><text:span text:style-name="Source_20_Text">│ <text:s text:c="2"/>└── Formatos</text:span></text:p>
      <text:p text:style-name="P6"><text:span text:style-name="Source_20_Text">├── Spools</text:span></text:p>
      <text:p text:style-name="P6"><text:span text:style-name="Source_20_Text">│ <text:s text:c="2"/>├── Impr1</text:span></text:p>
      <text:p text:style-name="P6"><text:span text:style-name="Source_20_Text">│ <text:s text:c="2"/>│ <text:s text:c="2"/>├── &lt;año&gt;</text:span></text:p>
      <text:p text:style-name="P6"><text:span text:style-name="Source_20_Text">│ <text:s text:c="2"/>│ <text:s text:c="2"/>│ <text:s text:c="2"/>└── &lt;mes&gt;</text:span></text:p>
      <text:p text:style-name="P6"><text:span text:style-name="Source_20_Text">│ <text:s text:c="2"/>├── Impr2</text:span></text:p>
      <text:p text:style-name="P6"><text:span text:style-name="Source_20_Text">│ <text:s text:c="2"/>│ <text:s text:c="2"/>├── &lt;año&gt;</text:span></text:p>
      <text:p text:style-name="P6"><text:span text:style-name="Source_20_Text">│ <text:s text:c="2"/>│ <text:s text:c="2"/>│ <text:s text:c="2"/>└── &lt;mes&gt;</text:span></text:p>
      <text:p text:style-name="P7"><text:span text:style-name="Source_20_Text">│ <text:s text:c="2"/>└── ...</text:span></text:p>
      <text:list text:style-name="L4">
        <text:list-item>
          <text:p text:style-name="P14"><text:span text:style-name="Strong_20_Emphasis">Modelos</text:span>: Contiene los archivos de configuración para diferentes ambientes y formatos.</text:p>
        </text:list-item>
        <text:list-item>
          <text:p text:style-name="P13"><text:soft-page-break/><text:span text:style-name="Strong_20_Emphasis">Spools</text:span>: Estructura jerárquica para almacenar trabajos de impresión organizados por impresoras, año y mes. <text:span text:style-name="T1">Ademas si sea se puede almacenar el PDF resultante.</text:span></text:p>
        </text:list-item>
      </text:list>
      <text:p text:style-name="Horizontal_20_Line"/>
      <text:h text:style-name="Heading_20_2" text:outline-level="2">Archivo de Configuración</text:h>
      <text:p text:style-name="Text_20_body">El archivo de configuración principal está dividido en secciones y tiene la siguiente estructura:</text:p>
      <text:p text:style-name="Preformatted_20_Text">ini</text:p>
      <text:p text:style-name="Preformatted_20_Text">Copiar código</text:p>
      <text:p text:style-name="P4"><text:span text:style-name="Source_20_Text">[server]</text:span></text:p>
      <text:p text:style-name="P6"><text:span text:style-name="Source_20_Text">puerto=515</text:span></text:p>
      <text:p text:style-name="P6"/>
      <text:p text:style-name="P6"><text:span text:style-name="Source_20_Text">[impr1]</text:span></text:p>
      <text:p text:style-name="P6"><text:span text:style-name="Source_20_Text">nombre=nombre de la cola</text:span></text:p>
      <text:p text:style-name="P6"><text:span text:style-name="Source_20_Text">spool=[S/N] <text:s text:c="16"/># Guarda el spool</text:span></text:p>
      <text:p text:style-name="P6"><text:span text:style-name="Source_20_Text">pdf=[S/N] <text:s text:c="18"/># Guarda el archivo PDF generado</text:span></text:p>
      <text:p text:style-name="P6"><text:span text:style-name="Source_20_Text">salida=nombre impresora salida <text:s/># Nombre de la impresora configurada en el sistema</text:span></text:p>
      <text:p text:style-name="P6"><text:span text:style-name="Source_20_Text">ambiente=nombre del ambiente <text:s text:c="3"/># Ambiente a usar</text:span></text:p>
      <text:p text:style-name="P7"><text:span text:style-name="Source_20_Text">envio=</text:span><text:span text:style-name="Source_20_Text"><text:span text:style-name="T1">lp -d @impresora @spool</text:span></text:span><text:span text:style-name="Source_20_Text"> <text:s/># Comando para envío de impresión</text:span></text:p>
      <text:h text:style-name="Heading_20_3" text:outline-level="3">Descripción de los Parámetros</text:h>
      <text:list text:style-name="L5">
        <text:list-item>
          <text:p text:style-name="P15"><text:span text:style-name="Strong_20_Emphasis">[server]</text:span>:</text:p>
          <text:list>
            <text:list-item>
              <text:p text:style-name="P16"><text:span text:style-name="Strong_20_Emphasis">puerto</text:span>: Puerto donde el servidor escuchará las solicitudes LPD.</text:p>
              <text:p text:style-name="P16"/>
            </text:list-item>
          </text:list>
        </text:list-item>
        <text:list-item>
          <text:p text:style-name="P15"><text:span text:style-name="Strong_20_Emphasis">[imprX]</text:span> (Repetible para cada impresora configurada):</text:p>
          <text:list>
            <text:list-item>
              <text:p text:style-name="P16"><text:span text:style-name="Strong_20_Emphasis">nombre</text:span>: Nombre de la cola de impresión.</text:p>
            </text:list-item>
            <text:list-item>
              <text:p text:style-name="P16"><text:span text:style-name="Strong_20_Emphasis">spool</text:span>: Indica si se guardará el spool (S = Sí, N = No).</text:p>
            </text:list-item>
            <text:list-item>
              <text:p text:style-name="P16"><text:span text:style-name="Strong_20_Emphasis">pdf</text:span>: Indica si se generará un archivo PDF de las impresiones (S = Sí, N = No).</text:p>
            </text:list-item>
            <text:list-item>
              <text:p text:style-name="P16"><text:span text:style-name="Strong_20_Emphasis">salida</text:span>: Nombre de la impresora de salida configurada en el sistema.</text:p>
            </text:list-item>
            <text:list-item>
              <text:p text:style-name="P16"><text:span text:style-name="Strong_20_Emphasis">ambiente</text:span>: Nombre del ambiente de trabajo asociado.</text:p>
            </text:list-item>
          </text:list>
        </text:list-item>
      </text:list>
      <text:list text:style-name="L7">
        <text:list-item>
          <text:list>
            <text:list-item>
              <text:p text:style-name="P19"><text:span text:style-name="Strong_20_Emphasis">envio</text:span>: Comando utilizado para enviar el trabajo de impresión, <text:span text:style-name="T1">por ejemplo:</text:span></text:p>
              <text:list>
                <text:list-item>
                  <text:p text:style-name="P19"><text:span text:style-name="Source_20_Text"><text:span text:style-name="T1">copy @impresora @spool</text:span></text:span></text:p>
                </text:list-item>
                <text:list-item>
                  <text:p text:style-name="P19"><text:span text:style-name="Source_20_Text"><text:span text:style-name="T1">lp -d @impresora @spool</text:span></text:span>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Registrar el Servicio con el Ejecutable</text:h>
      <text:p text:style-name="Text_20_body">Para que el sistema funcione como un servicio, siga los pasos a continuación:</text:p>
      <text:h text:style-name="Heading_20_3" text:outline-level="3"><text:soft-page-break/>1. Registrar el Servicio</text:h>
      <text:p text:style-name="Text_20_body">Ejecute el siguiente comando en una terminal con permisos de administrador para registrar el servicio:</text:p>
      <text:p text:style-name="Preformatted_20_Text">bash</text:p>
      <text:p text:style-name="Preformatted_20_Text">Copiar código</text:p>
      <text:p text:style-name="P5"><text:span text:style-name="Source_20_Text">FacilLPDService.exe install</text:span></text:p>
      <text:h text:style-name="Heading_20_3" text:outline-level="3">2. Iniciar el Servicio</text:h>
      <text:p text:style-name="Text_20_body">Inicie el servicio registrado con el siguiente comando:</text:p>
      <text:p text:style-name="Preformatted_20_Text">bash</text:p>
      <text:p text:style-name="Preformatted_20_Text">Copiar código</text:p>
      <text:p text:style-name="P5"><text:span text:style-name="Source_20_Text">FacilLPDService.exe start</text:span></text:p>
      <text:h text:style-name="Heading_20_3" text:outline-level="3">3. Detener el Servicio</text:h>
      <text:p text:style-name="Text_20_body">Para detener el servicio en ejecución:</text:p>
      <text:p text:style-name="Preformatted_20_Text">bash</text:p>
      <text:p text:style-name="Preformatted_20_Text">Copiar código</text:p>
      <text:p text:style-name="P5"><text:span text:style-name="Source_20_Text">FacilLPDService.exe stop</text:span></text:p>
      <text:h text:style-name="Heading_20_3" text:outline-level="3">4. Eliminar el Servicio</text:h>
      <text:p text:style-name="Text_20_body">Si necesita desinstalar el servicio, use este comando:</text:p>
      <text:p text:style-name="Preformatted_20_Text">bash</text:p>
      <text:p text:style-name="Preformatted_20_Text">Copiar código</text:p>
      <text:p text:style-name="P5"><text:span text:style-name="Source_20_Text">FacilLPDService.exe remove</text:span></text:p>
      <text:p text:style-name="Horizontal_20_Line"/>
      <text:h text:style-name="Heading_20_2" text:outline-level="2">Notas Adicionales</text:h>
      <text:list text:style-name="L6">
        <text:list-item>
          <text:p text:style-name="P18"><text:span text:style-name="Strong_20_Emphasis">Logs</text:span>: Los registros de actividad se almacenan en la carpeta <text:span text:style-name="Source_20_Text">logs</text:span> dentro del directorio de instalación.</text:p>
        </text:list-item>
        <text:list-item>
          <text:p text:style-name="P18"><text:span text:style-name="Strong_20_Emphasis">Soporte Técnico</text:span>: En caso de problemas, revise los permisos de usuario y la disponibilidad del puerto configurado.</text:p>
        </text:list-item>
        <text:list-item>
          <text:p text:style-name="P17"><text:span text:style-name="Strong_20_Emphasis">Mantenimiento</text:span>: Regularmente elimine archivos antiguos en los directorios de spool para liberar espacio en disco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8000" loext:opacity="100%" style:font-name="Source Code Pro Black" fo:font-size="16pt" officeooo:rsid="00104ce0" officeooo:paragraph-rsid="00104ce0" style:font-size-asian="16pt" style:font-size-complex="16pt"/>
    </style:style>
    <style:style style:name="MP2" style:family="paragraph" style:parent-style-name="Header">
      <style:text-properties fo:color="#000000" loext:opacity="100%" style:font-name="Source Code Pro Black" fo:font-size="10.5pt" officeooo:rsid="00104ce0" officeooo:paragraph-rsid="00104ce0" style:font-size-asian="10.5pt" style:font-size-complex="10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2S SimpleSoft.com</text:p>
        <text:p text:style-name="MP2">Desarrollo a medid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6:08:01.359728843</meta:creation-date>
    <meta:print-date>2024-12-10T06:35:23.132059842</meta:print-date>
    <meta:printed-by>PDF files</meta:printed-by>
    <dc:date>2024-12-10T06:51:16.937440447</dc:date>
    <meta:editing-duration>PT12M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83" meta:word-count="510" meta:character-count="3222" meta:non-whitespace-character-count="2750"/>
  </office:meta>
</office:document-meta>
</file>